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6a16" officeooo:paragraph-rsid="00066a16"/>
    </style:style>
    <style:style style:name="P2" style:family="paragraph" style:parent-style-name="Standard">
      <style:text-properties style:font-name="Liberation Sans" fo:font-weight="bold" officeooo:rsid="00077327" officeooo:paragraph-rsid="0007732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e 3210 – Jérémie Guilbaud, </text:p>
      <text:p text:style-name="P2">Khadra Abdi Jibril</text:p>
      <text:p text:style-name="P1"/>
      <text:p text:style-name="P1">IdAction</text:p>
      <text:p text:style-name="P1">dateAction</text:p>
      <text:p text:style-name="P1">typeAction</text:p>
      <text:p text:style-name="P1"/>
      <text:p text:style-name="P1">IdUtilisateur</text:p>
      <text:p text:style-name="P1">nomUtilisateur</text:p>
      <text:p text:style-name="P1">mdpUtilisateur</text:p>
      <text:p text:style-name="P1">typeUtilisateur</text:p>
      <text:p text:style-name="P1"/>
      <text:p text:style-name="P1">IdLaborantin</text:p>
      <text:p text:style-name="P1">nomLaborantin</text:p>
      <text:p text:style-name="P1">prenomLaborantin</text:p>
      <text:p text:style-name="P1"/>
      <text:p text:style-name="P1">IdChercheur</text:p>
      <text:p text:style-name="P1">nomChercheur</text:p>
      <text:p text:style-name="P1">prenomChercheur</text:p>
      <text:p text:style-name="P1"/>
      <text:p text:style-name="P1">IdEquipe</text:p>
      <text:p text:style-name="P1">coordonnees</text:p>
      <text:p text:style-name="P1"/>
      <text:p text:style-name="P1">IdValidation</text:p>
      <text:p text:style-name="P1">moyenneExp</text:p>
      <text:p text:style-name="P1">ecartTypeExp</text:p>
      <text:p text:style-name="P1">a1</text:p>
      <text:p text:style-name="P1">a2</text:p>
      <text:p text:style-name="P1">a3</text:p>
      <text:p text:style-name="P1">validee</text:p>
      <text:p text:style-name="P1">dateValidation</text:p>
      <text:p text:style-name="P1"/>
      <text:p text:style-name="P1">IdFacture</text:p>
      <text:p text:style-name="P1">dateFacture</text:p>
      <text:p text:style-name="P1">montantExperience</text:p>
      <text:p text:style-name="P1"/>
      <text:p text:style-name="P1">IdReactif</text:p>
      <text:p text:style-name="P1">nomReactif</text:p>
      <text:p text:style-name="P1">typeReactifI</text:p>
      <text:p text:style-name="P1">couleurVivantes</text:p>
      <text:p text:style-name="P1">couleurMortes</text:p>
      <text:p text:style-name="P1">fournisseurReactif</text:p>
      <text:p text:style-name="P1">prixReactif</text:p>
      <text:p text:style-name="P1">volumeReactif</text:p>
      <text:p text:style-name="P1"/>
      <text:p text:style-name="P1">IdUplet</text:p>
      <text:p text:style-name="P1">moyenneUplet</text:p>
      <text:p text:style-name="P1">ecartTypeSlot</text:p>
      <text:p text:style-name="P1">complet</text:p>
      <text:p text:style-name="P1"/>
      <text:p text:style-name="P1">IdPlaque</text:p>
      <text:p text:style-name="P1">nbSlot</text:p>
      <text:p text:style-name="P1"/>
      <text:p text:style-name="P1">IdPhoto</text:p>
      <text:p text:style-name="P1">datePhoto</text:p>
      <text:p text:style-name="P1">IdExperience</text:p>
      <text:p text:style-name="P1">dateSoumission</text:p>
      <text:p text:style-name="P1">dateDebut</text:p>
      <text:p text:style-name="P1">dateFin</text:p>
      <text:p text:style-name="P1">dateTransmission</text:p>
      <text:p text:style-name="P1">nbSlotParUplet</text:p>
      <text:p text:style-name="P1">dureeExperience</text:p>
      <text:p text:style-name="P1">urgent</text:p>
      <text:p text:style-name="P1">prixAgentBiologique</text:p>
      <text:p text:style-name="P1">dureeLocationP</text:p>
      <text:p text:style-name="P1">typeExperience</text:p>
      <text:p text:style-name="P1">suiviTemps</text:p>
      <text:p text:style-name="P1"/>
      <text:p text:style-name="P1">IdResultatSlot</text:p>
      <text:p text:style-name="P1">resultatX</text:p>
      <text:p text:style-name="P1">resultatY</text:p>
      <text:p text:style-name="P1">Rm</text:p>
      <text:p text:style-name="P1">Rd</text:p>
      <text:p text:style-name="P1">Vm</text:p>
      <text:p text:style-name="P1">Vd</text:p>
      <text:p text:style-name="P1">Bm</text:p>
      <text:p text:style-name="P1">Bd</text:p>
      <text:p text:style-name="P1">Tm</text:p>
      <text:p text:style-name="P1">Td</text:p>
      <text:p text:style-name="P1">etatCellules</text:p>
      <text:p text:style-name="P1">dateAnalyse</text:p>
      <text:p text:style-name="P1"/>
      <text:p text:style-name="P1">IdPhotometre</text:p>
      <text:p text:style-name="P1">coutPhoto</text:p>
      <text:p text:style-name="P1">operationnel</text:p>
      <text:p text:style-name="P1">modelePhotometre</text:p>
      <text:p text:style-name="P1">dateDerniereIntervention</text:p>
      <text:p text:style-name="P1"/>
      <text:p text:style-name="P1">IdIntervention</text:p>
      <text:p text:style-name="P1">dateIntervention</text:p>
      <text:p text:style-name="P1">societe</text:p>
      <text:p text:style-name="P1"/>
      <text:p text:style-name="P1">IdIntervenant</text:p>
      <text:p text:style-name="P1">nomIntervenant</text:p>
      <text:p text:style-name="P1">prenomInterven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-sep style:width="0.009cm" style:color="#000000" style:height="100%" style:style="solid"/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1:52.369000000</meta:creation-date>
    <dc:date>2019-04-03T09:45:16.424000000</dc:date>
    <meta:editing-duration>PT2M23S</meta:editing-duration>
    <meta:editing-cycles>1</meta:editing-cycles>
    <meta:document-statistic meta:table-count="0" meta:image-count="0" meta:object-count="0" meta:page-count="1" meta:paragraph-count="80" meta:word-count="85" meta:character-count="875" meta:non-whitespace-character-count="868"/>
    <meta:generator>LibreOffice/6.0.7.3$Windows_X86_64 LibreOffice_project/dc89aa7a9eabfd848af146d5086077aeed2ae4a5</meta:generator>
  </office:meta>
</office:document-meta>
</file>